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200%"/>
      <style:text-properties style:font-name="Times New Roman" style:font-name-complex="Times New Roman" fo:font-weight="bold" style:font-weight-asian="bold" fo:font-size="12pt" style:font-size-asian="12pt" style:font-size-complex="12pt"/>
    </style:style>
    <style:style style:name="P3" style:parent-style-name="Normal" style:family="paragraph">
      <style:paragraph-properties fo:line-height="200%"/>
    </style:style>
    <style:style style:name="T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 style:parent-style-name="DefaultParagraphFont" style:family="text">
      <style:text-properties style:font-name="Times New Roman" style:font-name-complex="Times New Roman" fo:font-size="12pt" style:font-size-asian="12pt" style:font-size-complex="12pt"/>
    </style:style>
    <style:style style:name="T6" style:parent-style-name="DefaultParagraphFont" style:family="text">
      <style:text-properties style:font-name="Times New Roman" style:font-name-complex="Times New Roman" fo:font-size="12pt" style:font-size-asian="12pt" style:font-size-complex="12pt"/>
    </style:style>
    <style:style style:name="T7" style:parent-style-name="DefaultParagraphFont" style:family="text">
      <style:text-properties style:font-name="Times New Roman" style:font-name-complex="Times New Roman" fo:font-size="12pt" style:font-size-asian="12pt" style:font-size-complex="12pt"/>
    </style:style>
    <style:style style:name="T8" style:parent-style-name="DefaultParagraphFont" style:family="text">
      <style:text-properties style:font-name="Times New Roman" style:font-name-complex="Times New Roman" fo:font-size="12pt" style:font-size-asian="12pt" style:font-size-complex="12pt"/>
    </style:style>
    <style:style style:name="T9" style:parent-style-name="DefaultParagraphFont" style:family="text">
      <style:text-properties style:font-name="Times New Roman" style:font-name-complex="Times New Roman" style:text-position="super 66.6%" fo:font-size="12pt" style:font-size-asian="12pt" style:font-size-complex="12pt"/>
    </style:style>
    <style:style style:name="T10" style:parent-style-name="DefaultParagraphFont" style:family="text">
      <style:text-properties style:font-name="Times New Roman" style:font-name-complex="Times New Roman" fo:font-size="12pt" style:font-size-asian="12pt" style:font-size-complex="12pt"/>
    </style:style>
    <style:style style:name="T11" style:parent-style-name="DefaultParagraphFont" style:family="text">
      <style:text-properties style:font-name="Times New Roman" style:font-name-complex="Times New Roman" style:text-position="super 66.6%"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Big-Oh of Project 1</text:p>
      <text:p text:style-name="P3"><text:span text:style-name="T4"><text:tab/></text:span><text:span text:style-name="T5">There are many different algorithms in our project. Each algorithm’s growth can be represented using the Big-Oh notation. One of these algorithms is the loop that runs when a college and its respective souvenirs are added.</text:span><text:span text:style-name="T6"><text:s/>This algorithm cycles through a vector of each souvenir structure. The vector’s size depends on the college selected. The growth of the algorithm that adds each souvenir structure to the database</text:span><text:span text:style-name="T7"><text:s/>simply increases according to the size of the vector and is therefore O(n). The algorithm that returns a college that is searched for functions in a similar way, which cycles through the vector of colleges to find those that match the text searched for. The growth, in turn, is also O(n). The algorithm for finding the distance of a campus from Saddleback College searches through the list of distances and matches it to an entry with an ID starting at Saddleback and another ID ending at the given college. Since it only cycles through the list of distances this function grows at a rate of O(n) where n is the number of distance entries. The final and most significant algorithm would be the part of the program that<text:s/></text:span><text:span text:style-name="T8">finds a trip for a given college. This algorithm first does an insertion sort on the selected colleges for a tour and then uses recursion for the following colleges. The insertion sort grows in O(n</text:span><text:span text:style-name="T9">2</text:span><text:span text:style-name="T10">) time, and then runs recursively according to the size of the selected colleges. This means that the program grows in O(n</text:span><text:span text:style-name="T11">3</text:span><text:span text:style-name="T12">) tim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style:tab-stops>
          <style:tab-stop style:type="center" style:position="3.25in"/>
          <style:tab-stop style:type="left" style:position="5.1562in"/>
          <style:tab-stop style:type="right" style:position="6.5in"/>
        </style:tab-stops>
      </style:paragraph-properties>
      <style:text-properties style:font-name="Times New Roman" style:font-name-complex="Times New Roman" fo:font-size="12pt" style:font-size-asian="12pt" style:font-size-complex="12pt"/>
    </style:style>
  </office:automatic-styles>
  <office:master-styles>
    <style:master-page style:name="MP0" style:page-layout-name="PL0">
      <style:header>
        <text:p text:style-name="P2"><text:tab/><text:tab/><text:tab/>Project DeadBeaf</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ian Clinkenbeard</meta:initial-creator>
    <dc:creator>Brian Clinkenbeard</dc:creator>
    <meta:creation-date>2017-10-16T23:13:00Z</meta:creation-date>
    <dc:date>2017-10-16T23:45:00Z</dc:date>
    <meta:print-date>2017-10-16T23:45:00Z</meta:print-date>
    <meta:template xlink:href="Normal" xlink:type="simple"/>
    <meta:editing-cycles>1</meta:editing-cycles>
    <meta:editing-duration>PT1740S</meta:editing-duration>
    <meta:document-statistic meta:page-count="1" meta:paragraph-count="2" meta:word-count="222" meta:character-count="1487" meta:row-count="10" meta:non-whitespace-character-count="1267"/>
  </office:meta>
</office:document-meta>
</file>